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in" fo:border="none"/>
    </style:style>
    <style:style style:name="T1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5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29755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9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344_1070301023"/><text:span text:style-name="T1">/*</text:span><text:line-break/><text:span text:style-name="T1"> * Copyright (c) 2021, WSO2 Inc. (http://www.wso2.org) All Rights Reserved.</text:span><text:line-break/><text:span text:style-name="T1"> *</text:span><text:line-break/><text:span text:style-name="T1"> * WSO2 Inc. licenses this file to you under the Apache License,</text:span><text:line-break/><text:span text:style-name="T1"> * Version 2.0 (the "License"); you may not use this file except</text:span><text:line-break/><text:span text:style-name="T1"> * in compliance with the License.</text:span><text:line-break/><text:span text:style-name="T1"> * You may obtain a copy of the License at</text:span><text:line-break/><text:span text:style-name="T1"> *</text:span><text:line-break/><text:span text:style-name="T1"> * http://www.apache.org/licenses/LICENSE-2.0</text:span><text:line-break/><text:span text:style-name="T1"> *</text:span><text:line-break/><text:span text:style-name="T1"> * Unless required by applicable law or agreed to in writing,</text:span><text:line-break/><text:span text:style-name="T1"> * software distributed under the License is distributed on an</text:span><text:line-break/><text:span text:style-name="T1"> * "AS IS" BASIS, WITHOUT WARRANTIES OR CONDITIONS OF ANY</text:span><text:line-break/><text:span text:style-name="T1"> * KIND, either express or implied. See the License for the</text:span><text:line-break/><text:span text:style-name="T1"> * specific language governing permissions and limitations</text:span><text:line-break/><text:span text:style-name="T1"> * under the License.</text:span><text:line-break/><text:span text:style-name="T1"> */</text:span><text:line-break/><text:line-break/><text:span text:style-name="T2">package </text:span><text:span text:style-name="T3">org.wso2.carbon.identity.oauth2.authz.handlers</text:span><text:span text:style-name="T2">;</text:span><text:line-break/><text:line-break/><text:span text:style-name="T2">import </text:span><text:span text:style-name="T3">org.mockito.</text:span><text:span text:style-name="T5">Mock</text:span><text:span text:style-name="T2">;</text:span><text:line-break/><text:span text:style-name="T2">import </text:span><text:span text:style-name="T3">org.powermock.core.classloader.annotations.</text:span><text:span text:style-name="T5">PrepareForTest</text:span><text:span text:style-name="T2">;</text:span><text:line-break/><text:span text:style-name="T2">import </text:span><text:span text:style-name="T3">org.powermock.modules.testng.PowerMockTestCase</text:span><text:span text:style-name="T2">;</text:span><text:line-break/><text:span text:style-name="T2">import </text:span><text:span text:style-name="T3">org.testng.Assert</text:span><text:span text:style-name="T2">;</text:span><text:line-break/><text:span text:style-name="T2">import </text:span><text:span text:style-name="T3">org.testng.annotations.</text:span><text:span text:style-name="T5">AfterMethod</text:span><text:span text:style-name="T2">;</text:span><text:line-break/><text:span text:style-name="T2">import </text:span><text:span text:style-name="T3">org.testng.annotations.</text:span><text:span text:style-name="T5">BeforeMethod</text:span><text:span text:style-name="T2">;</text:span><text:line-break/><text:span text:style-name="T2">import </text:span><text:span text:style-name="T3">org.testng.annotations.</text:span><text:span text:style-name="T5">DataProvider</text:span><text:span text:style-name="T2">;</text:span><text:line-break/><text:span text:style-name="T2">import </text:span><text:span text:style-name="T3">org.testng.annotations.</text:span><text:span text:style-name="T5">Test</text:span><text:span text:style-name="T2">;</text:span><text:line-break/><text:span text:style-name="T2">import </text:span><text:span text:style-name="T3">org.wso2.carbon.identity.application.authentication.framework.model.AuthenticatedUser</text:span><text:span text:style-name="T2">;</text:span><text:line-break/><text:span text:style-name="T2">import </text:span><text:span text:style-name="T3">org.wso2.carbon.identity.common.testng.</text:span><text:span text:style-name="T5">WithCarbonHome</text:span><text:span text:style-name="T2">;</text:span><text:line-break/><text:span text:style-name="T2">import </text:span><text:span text:style-name="T3">org.wso2.carbon.identity.common.testng.</text:span><text:span text:style-name="T5">WithH2Database</text:span><text:span text:style-name="T2">;</text:span><text:line-break/><text:span text:style-name="T2">import </text:span><text:span text:style-name="T3">org.wso2.carbon.identity.common.testng.</text:span><text:span text:style-name="T5">WithRealmService</text:span><text:span text:style-name="T2">;</text:span><text:line-break/><text:span text:style-name="T2">import </text:span><text:span text:style-name="T3">org.wso2.carbon.identity.core.util.IdentityDatabaseUtil</text:span><text:span text:style-name="T2">;</text:span><text:line-break/><text:span text:style-name="T2">import </text:span><text:span text:style-name="T3">org.wso2.carbon.identity.oauth.cache.AppInfoCache</text:span><text:span text:style-name="T2">;</text:span><text:line-break/><text:span text:style-name="T2">import </text:span><text:span text:style-name="T3">org.wso2.carbon.identity.oauth.common.OAuthConstants</text:span><text:span text:style-name="T2">;</text:span><text:line-break/><text:span text:style-name="T2">import </text:span><text:span text:style-name="T3">org.wso2.carbon.identity.oauth.config.OAuthServerConfiguration</text:span><text:span text:style-name="T2">;</text:span><text:line-break/><text:span text:style-name="T2">import </text:span><text:span text:style-name="T3">org.wso2.carbon.identity.oauth.dao.OAuthAppDO</text:span><text:span text:style-name="T2">;</text:span><text:line-break/><text:span text:style-name="T2">import </text:span><text:span text:style-name="T3">org.wso2.carbon.identity.oauth.internal.OAuthComponentServiceHolder</text:span><text:span text:style-name="T2">;</text:span><text:line-break/><text:span text:style-name="T2">import </text:span><text:span text:style-name="T3">org.wso2.carbon.identity.oauth2.IdentityOAuth2Exception</text:span><text:span text:style-name="T2">;</text:span><text:line-break/><text:span text:style-name="T2">import </text:span><text:span text:style-name="T3">org.wso2.carbon.identity.oauth2.TestConstants</text:span><text:span text:style-name="T2">;</text:span><text:line-break/><text:span text:style-name="T2">import </text:span><text:span text:style-name="T3">org.wso2.carbon.identity.oauth2.authz.OAuthAuthzReqMessageContext</text:span><text:span text:style-name="T2">;</text:span><text:line-break/><text:span text:style-name="T2">import </text:span><text:span text:style-name="T3">org.wso2.carbon.identity.oauth2.dto.OAuth2AuthorizeReqDTO</text:span><text:span text:style-name="T2">;</text:span><text:line-break/><text:span text:style-name="T2">import </text:span><text:span text:style-name="T3">org.wso2.carbon.identity.oauth2.dto.OAuth2AuthorizeRespDTO</text:span><text:span text:style-name="T2">;</text:span><text:line-break/><text:span text:style-name="T2">import </text:span><text:span text:style-name="T3">org.wso2.carbon.identity.oauth2.internal.OAuth2ServiceComponentHolder</text:span><text:span text:style-name="T2">;</text:span><text:line-break/><text:span text:style-name="T2">import </text:span><text:span text:style-name="T3">org.wso2.carbon.identity.oauth2.model.AuthzCodeDO</text:span><text:span text:style-name="T2">;</text:span><text:line-break/><text:span text:style-name="T2">import </text:span><text:span text:style-name="T3">org.wso2.carbon.identity.oauth2.util.OAuth2TokenUtil</text:span><text:span text:style-name="T2">;</text:span><text:line-break/><text:line-break/><text:span text:style-name="T2">import static </text:span><text:span text:style-name="T3">org.mockito.Matchers.</text:span><text:span text:style-name="T4">anyString</text:span><text:span text:style-name="T2">;</text:span><text:line-break/><text:span text:style-name="T2">import static </text:span><text:span text:style-name="T3">org.powermock.api.mockito.PowerMockito.*</text:span><text:span text:style-name="T2">;</text:span><text:line-break/><text:line-break/><text:span text:style-name="T6">/**</text:span><text:line-break/><text:span text:style-name="T6"> * Test class covering HybridResponseTypeHandler</text:span><text:line-break/><text:span text:style-name="T6"> */</text:span><text:line-break/><text:line-break/><text:span text:style-name="T5">@WithCarbonHome</text:span><text:line-break/><text:span text:style-name="T5">@WithH2Database</text:span><text:span text:style-name="T3">(files = {</text:span><text:span text:style-name="T7">"dbScripts/h2.sql"</text:span><text:span text:style-name="T2">, </text:span><text:span text:style-name="T7">"dbScripts/identity.sql"</text:span><text:span text:style-name="T3">})</text:span><text:line-break/><text:span text:style-name="T5">@WithRealmService</text:span><text:span text:style-name="T3">(tenantId = TestConstants.</text:span><text:span text:style-name="T8">TENANT_ID</text:span><text:span text:style-name="T2">,</text:span><text:line-break/><text:soft-page-break/><text:span text:style-name="T2"> <text:s text:c="7"/></text:span><text:span text:style-name="T3">tenantDomain = TestConstants.</text:span><text:span text:style-name="T8">TENANT_DOMAIN</text:span><text:span text:style-name="T2">,</text:span><text:line-break/><text:span text:style-name="T2"> <text:s text:c="7"/></text:span><text:span text:style-name="T3">initUserStoreManager = </text:span><text:span text:style-name="T2">true,</text:span><text:line-break/><text:span text:style-name="T2"> <text:s text:c="7"/></text:span><text:span text:style-name="T3">injectToSingletons = {OAuthComponentServiceHolder.</text:span><text:span text:style-name="T2">class</text:span><text:span text:style-name="T3">})</text:span><text:line-break/><text:span text:style-name="T5">@PrepareForTest</text:span><text:span text:style-name="T3">({OAuth2TokenUtil.</text:span><text:span text:style-name="T2">class</text:span><text:span text:style-name="T3">})</text:span><text:line-break/><text:span text:style-name="T2">public class </text:span><text:span text:style-name="T3">HybridResponseTypeHandlerTest </text:span><text:span text:style-name="T2">extends </text:span><text:span text:style-name="T3">PowerMockTestCase {</text:span><text:line-break/><text:line-break/><text:span text:style-name="T3"> <text:s text:c="3"/></text:span><text:span text:style-name="T2">private static final </text:span><text:span text:style-name="T3">String </text:span><text:span text:style-name="T8">TEST_CONSUMER_KEY </text:span><text:span text:style-name="T3">= </text:span><text:span text:style-name="T7">"testconsumenrkey"</text:span><text:span text:style-name="T2">;</text:span><text:line-break/><text:span text:style-name="T2"> <text:s text:c="3"/>private static final </text:span><text:span text:style-name="T3">String </text:span><text:span text:style-name="T8">TEST_CALLBACK_URL </text:span><text:span text:style-name="T3">= </text:span><text:span text:style-name="T7">"https://localhost:8000/callback"</text:span><text:span text:style-name="T2">;</text:span><text:line-break/><text:line-break/><text:span text:style-name="T2"> <text:s text:c="3"/></text:span><text:span text:style-name="T5">@Mock</text:span><text:line-break/><text:span text:style-name="T5"> <text:s text:c="3"/></text:span><text:span text:style-name="T3">OAuthAuthzReqMessageContext </text:span><text:span text:style-name="T9">authAuthzReqMessageContext</text:span><text:span text:style-name="T2">;</text:span><text:line-break/><text:line-break/><text:span text:style-name="T2"> <text:s text:c="3"/></text:span><text:span text:style-name="T5">@Mock</text:span><text:line-break/><text:span text:style-name="T5"> <text:s text:c="3"/></text:span><text:span text:style-name="T3">OAuth2AuthorizeReqDTO </text:span><text:span text:style-name="T9">authorizationReqDTO</text:span><text:span text:style-name="T2">;</text:span><text:line-break/><text:line-break/><text:span text:style-name="T2"> <text:s text:c="3"/></text:span><text:span text:style-name="T5">@Mock</text:span><text:line-break/><text:span text:style-name="T5"> <text:s text:c="3"/></text:span><text:span text:style-name="T3">AuthzCodeDO </text:span><text:span text:style-name="T9">authzCodeDO</text:span><text:span text:style-name="T2">;</text:span><text:line-break/><text:line-break/><text:span text:style-name="T2"> <text:s text:c="3"/></text:span><text:span text:style-name="T5">@BeforeMethod</text:span><text:line-break/><text:span text:style-name="T5"> <text:s text:c="3"/></text:span><text:span text:style-name="T2">public void </text:span><text:span text:style-name="T10">setUp</text:span><text:span text:style-name="T3">() </text:span><text:span text:style-name="T2">throws </text:span><text:span text:style-name="T3">Exception {</text:span><text:line-break/><text:line-break/><text:span text:style-name="T3"> <text:s text:c="7"/></text:span><text:span text:style-name="T9">authorizationReqDTO </text:span><text:span text:style-name="T3">= </text:span><text:span text:style-name="T2">new </text:span><text:span text:style-name="T3">OAuth2AuthorizeReqDTO()</text:span><text:span text:style-name="T2">;</text:span><text:line-break/><text:span text:style-name="T2"> <text:s text:c="7"/></text:span><text:span text:style-name="T9">authorizationReqDTO</text:span><text:span text:style-name="T3">.setCallbackUrl(</text:span><text:span text:style-name="T8">TEST_CALLBACK_URL</text:span><text:span text:style-name="T3">)</text:span><text:span text:style-name="T2">;</text:span><text:line-break/><text:span text:style-name="T2"> <text:s text:c="7"/></text:span><text:span text:style-name="T9">authorizationReqDTO</text:span><text:span text:style-name="T3">.setConsumerKey(</text:span><text:span text:style-name="T8">TEST_CONSUMER_KEY</text:span><text:span text:style-name="T3">)</text:span><text:span text:style-name="T2">;</text:span><text:line-break/><text:span text:style-name="T2"> <text:s text:c="7"/></text:span><text:span text:style-name="T3">AuthenticatedUser authenticatedUser = </text:span><text:span text:style-name="T2">new </text:span><text:span text:style-name="T3">AuthenticatedUser()</text:span><text:span text:style-name="T2">;</text:span><text:line-break/><text:span text:style-name="T2"> <text:s text:c="7"/></text:span><text:span text:style-name="T3">authenticatedUser.setUserName(</text:span><text:span text:style-name="T7">"testUser"</text:span><text:span text:style-name="T3">)</text:span><text:span text:style-name="T2">;</text:span><text:line-break/><text:span text:style-name="T2"> <text:s text:c="7"/></text:span><text:span text:style-name="T3">authenticatedUser.setTenantDomain(</text:span><text:span text:style-name="T7">"carbon.super"</text:span><text:span text:style-name="T3">)</text:span><text:span text:style-name="T2">;</text:span><text:line-break/><text:span text:style-name="T2"> <text:s text:c="7"/></text:span><text:span text:style-name="T3">authenticatedUser.setUserStoreDomain(</text:span><text:span text:style-name="T7">"PRIMARY"</text:span><text:span text:style-name="T3">)</text:span><text:span text:style-name="T2">;</text:span><text:line-break/><text:span text:style-name="T2"> <text:s text:c="7"/></text:span><text:span text:style-name="T9">authorizationReqDTO</text:span><text:span text:style-name="T3">.setUser(authenticatedUser)</text:span><text:span text:style-name="T2">;</text:span><text:line-break/><text:span text:style-name="T2"> <text:s text:c="3"/></text:span><text:span text:style-name="T3">}</text:span><text:line-break/><text:line-break/><text:span text:style-name="T3"> <text:s text:c="3"/></text:span><text:span text:style-name="T5">@AfterMethod</text:span><text:line-break/><text:span text:style-name="T5"> <text:s text:c="3"/></text:span><text:span text:style-name="T2">public void </text:span><text:span text:style-name="T10">tearDown</text:span><text:span text:style-name="T3">() </text:span><text:span text:style-name="T2">throws </text:span><text:span text:style-name="T3">Exception {</text:span><text:line-break/><text:span text:style-name="T3"> <text:s text:c="3"/>}</text:span><text:line-break/><text:line-break/><text:span text:style-name="T3"> <text:s text:c="3"/></text:span><text:span text:style-name="T6">/**</text:span><text:line-break/><text:span text:style-name="T6"> <text:s text:c="4"/>* This data provider is added to enable affected test cases to be tested in both</text:span><text:line-break/><text:span text:style-name="T6"> <text:s text:c="4"/>* where the IDP_ID column is available and not available in the relevant tables.</text:span><text:line-break/><text:span text:style-name="T6"> <text:s text:c="4"/>*/</text:span><text:line-break/><text:span text:style-name="T6"> <text:s text:c="3"/></text:span><text:span text:style-name="T5">@DataProvider</text:span><text:span text:style-name="T3">(name = </text:span><text:span text:style-name="T7">"IdpIDColumnAvailabilityDataProvider"</text:span><text:span text:style-name="T3">)</text:span><text:line-break/><text:span text:style-name="T3"> <text:s text:c="3"/></text:span><text:span text:style-name="T2">public </text:span><text:span text:style-name="T3">Object[][] </text:span><text:span text:style-name="T10">idpIDColumnAvailabilityDataProvider</text:span><text:span text:style-name="T3">() {</text:span><text:line-break/><text:span text:style-name="T3"> <text:s text:c="7"/></text:span><text:span text:style-name="T2">return new </text:span><text:span text:style-name="T3">Object[][]{</text:span><text:line-break/><text:span text:style-name="T3"> <text:s text:c="15"/>{</text:span><text:span text:style-name="T2">true</text:span><text:span text:style-name="T3">}</text:span><text:span text:style-name="T2">,</text:span><text:line-break/><text:span text:style-name="T2"> <text:s text:c="15"/></text:span><text:span text:style-name="T3">{</text:span><text:span text:style-name="T2">false</text:span><text:span text:style-name="T3">}</text:span><text:line-break/><text:span text:style-name="T3"> <text:s text:c="7"/>}</text:span><text:span text:style-name="T2">;</text:span><text:line-break/><text:span text:style-name="T2"> <text:s text:c="3"/></text:span><text:span text:style-name="T3">}</text:span><text:line-break/><text:line-break/><text:span text:style-name="T3"> <text:s text:c="3"/></text:span><text:span text:style-name="T5">@Test</text:span><text:span text:style-name="T3">(dataProvider = </text:span><text:span text:style-name="T7">"IdpIDColumnAvailabilityDataProvider"</text:span><text:span text:style-name="T3">)</text:span><text:line-break/><text:span text:style-name="T3"> <text:s text:c="3"/></text:span><text:span text:style-name="T2">public void </text:span><text:span text:style-name="T10">testIssue</text:span><text:span text:style-name="T3">(</text:span><text:span text:style-name="T2">boolean </text:span><text:span text:style-name="T3">isIDPIdColumnEnabled) </text:span><text:span text:style-name="T2">throws </text:span><text:span text:style-name="T3">Exception {</text:span><text:line-break/><text:line-break/><text:span text:style-name="T3"> <text:s text:c="7"/>OAuth2ServiceComponentHolder.</text:span><text:span text:style-name="T4">setIDPIdColumnEnabled</text:span><text:span text:style-name="T3">(isIDPIdColumnEnabled)</text:span><text:span text:style-name="T2">;</text:span><text:line-break/><text:span text:style-name="T2"> <text:s text:c="7"/></text:span><text:span text:style-name="T3">OAuthAppDO oAuthAppDO = </text:span><text:span text:style-name="T2">new </text:span><text:span text:style-name="T3">OAuthAppDO()</text:span><text:span text:style-name="T2">;</text:span><text:line-break/><text:span text:style-name="T2"> <text:s text:c="7"/></text:span><text:span text:style-name="T3">oAuthAppDO.setGrantTypes(</text:span><text:span text:style-name="T7">"implicit"</text:span><text:span text:style-name="T3">)</text:span><text:span text:style-name="T2">;</text:span><text:line-break/><text:span text:style-name="T2"> <text:s text:c="7"/></text:span><text:span text:style-name="T3">oAuthAppDO.setOauthConsumerKey(</text:span><text:span text:style-name="T8">TEST_CONSUMER_KEY</text:span><text:span text:style-name="T3">)</text:span><text:span text:style-name="T2">;</text:span><text:line-break/><text:span text:style-name="T2"> <text:s text:c="7"/></text:span><text:span text:style-name="T3">oAuthAppDO.setState(</text:span><text:span text:style-name="T7">"active"</text:span><text:span text:style-name="T3">)</text:span><text:span text:style-name="T2">;</text:span><text:line-break/><text:span text:style-name="T2"> <text:s text:c="7"/></text:span><text:span text:style-name="T3">AuthenticatedUser user = </text:span><text:span text:style-name="T2">new </text:span><text:span text:style-name="T3">AuthenticatedUser()</text:span><text:span text:style-name="T2">;</text:span><text:line-break/><text:soft-page-break/><text:span text:style-name="T2"> <text:s text:c="7"/></text:span><text:span text:style-name="T3">user.setUserStoreDomain(</text:span><text:span text:style-name="T7">"PRIMARY"</text:span><text:span text:style-name="T3">)</text:span><text:span text:style-name="T2">;</text:span><text:line-break/><text:span text:style-name="T2"> <text:s text:c="7"/></text:span><text:span text:style-name="T3">user.setUserName(</text:span><text:span text:style-name="T7">"testUser"</text:span><text:span text:style-name="T3">)</text:span><text:span text:style-name="T2">;</text:span><text:line-break/><text:span text:style-name="T2"> <text:s text:c="7"/></text:span><text:span text:style-name="T3">user.setFederatedIdPName(TestConstants.</text:span><text:span text:style-name="T8">LOCAL_IDP</text:span><text:span text:style-name="T3">)</text:span><text:span text:style-name="T2">;</text:span><text:line-break/><text:line-break/><text:span text:style-name="T2"> <text:s text:c="7"/></text:span><text:span text:style-name="T3">oAuthAppDO.setUser(user)</text:span><text:span text:style-name="T2">;</text:span><text:line-break/><text:span text:style-name="T2"> <text:s text:c="7"/></text:span><text:span text:style-name="T3">oAuthAppDO.setApplicationName(</text:span><text:span text:style-name="T7">"testApp"</text:span><text:span text:style-name="T3">)</text:span><text:span text:style-name="T2">;</text:span><text:line-break/><text:line-break/><text:span text:style-name="T2"> <text:s text:c="7"/></text:span><text:span text:style-name="T3">AppInfoCache appInfoCache = AppInfoCache.</text:span><text:span text:style-name="T4">getInstance</text:span><text:span text:style-name="T3">()</text:span><text:span text:style-name="T2">;</text:span><text:line-break/><text:span text:style-name="T2"> <text:s text:c="7"/></text:span><text:span text:style-name="T3">appInfoCache.addToCache(</text:span><text:span text:style-name="T8">TEST_CONSUMER_KEY</text:span><text:span text:style-name="T2">, </text:span><text:span text:style-name="T3">oAuthAppDO)</text:span><text:span text:style-name="T2">;</text:span><text:line-break/><text:line-break/><text:span text:style-name="T2"> <text:s text:c="7"/></text:span><text:span text:style-name="T3">HybridResponseTypeHandler hybridResponseTypeHandler = </text:span><text:span text:style-name="T2">new </text:span><text:span text:style-name="T3">HybridResponseTypeHandler()</text:span><text:span text:style-name="T2">;</text:span><text:line-break/><text:span text:style-name="T2"> <text:s text:c="7"/></text:span><text:span text:style-name="T3">hybridResponseTypeHandler.init()</text:span><text:span text:style-name="T2">;</text:span><text:line-break/><text:line-break/><text:line-break/><text:span text:style-name="T2"> <text:s text:c="7"/></text:span><text:span text:style-name="T9">authorizationReqDTO</text:span><text:span text:style-name="T3">.setResponseType(OAuthConstants.GrantTypes.</text:span><text:span text:style-name="T8">AUTHORIZATION_CODE</text:span><text:span text:style-name="T3">)</text:span><text:span text:style-name="T2">;</text:span><text:line-break/><text:span text:style-name="T2"> <text:s text:c="7"/></text:span><text:span text:style-name="T9">authAuthzReqMessageContext</text:span><text:line-break/><text:span text:style-name="T9"> <text:s text:c="15"/></text:span><text:span text:style-name="T3">= </text:span><text:span text:style-name="T2">new </text:span><text:span text:style-name="T3">OAuthAuthzReqMessageContext(</text:span><text:span text:style-name="T9">authorizationReqDTO</text:span><text:span text:style-name="T3">)</text:span><text:span text:style-name="T2">;</text:span><text:line-break/><text:span text:style-name="T2"> <text:s text:c="7"/></text:span><text:span text:style-name="T9">authAuthzReqMessageContext</text:span><text:line-break/><text:span text:style-name="T9"> <text:s text:c="15"/></text:span><text:span text:style-name="T3">.setApprovedScope(</text:span><text:span text:style-name="T2">new </text:span><text:span text:style-name="T3">String[]{</text:span><text:span text:style-name="T7">"scope1"</text:span><text:span text:style-name="T2">, </text:span><text:span text:style-name="T7">"scope2"</text:span><text:span text:style-name="T2">, </text:span><text:span text:style-name="T3">OAuthConstants.Scope.</text:span><text:span text:style-name="T8">OPENID</text:span><text:span text:style-name="T3">})</text:span><text:span text:style-name="T2">;</text:span><text:line-break/><text:line-break/><text:span text:style-name="T2"> <text:s text:c="7"/></text:span><text:span text:style-name="T3">OAuth2AuthorizeRespDTO oAuth2AuthorizeRespDTO =</text:span><text:line-break/><text:span text:style-name="T3"> <text:s text:c="15"/>hybridResponseTypeHandler.issue(</text:span><text:span text:style-name="T9">authAuthzReqMessageContext</text:span><text:span text:style-name="T3">)</text:span><text:span text:style-name="T2">;</text:span><text:line-break/><text:line-break/><text:span text:style-name="T2"> <text:s text:c="7"/></text:span><text:span text:style-name="T1">// Validating whether authorization code and response for authorization code flow is generated.</text:span><text:line-break/><text:span text:style-name="T1"> <text:s text:c="7"/></text:span><text:span text:style-name="T3">Assert.</text:span><text:span text:style-name="T4">assertNotNull</text:span><text:span text:style-name="T3">(oAuth2AuthorizeRespDTO.getAuthorizationCode()</text:span><text:span text:style-name="T2">, </text:span><text:span text:style-name="T7">"Authorization code obtained when " </text:span><text:span text:style-name="T3">+</text:span><text:line-break/><text:span text:style-name="T3"> <text:s text:c="15"/></text:span><text:span text:style-name="T7">"response type is CODE"</text:span><text:span text:style-name="T3">)</text:span><text:span text:style-name="T2">;</text:span><text:line-break/><text:line-break/><text:span text:style-name="T2"> <text:s text:c="7"/></text:span><text:span text:style-name="T4">when</text:span><text:span text:style-name="T3">(</text:span><text:span text:style-name="T9">authorizationReqDTO</text:span><text:span text:style-name="T3">.getResponseType()).thenReturn(OAuthConstants.GrantTypes.</text:span><text:span text:style-name="T8">TOKEN</text:span><text:span text:style-name="T3">)</text:span><text:span text:style-name="T2">;</text:span><text:line-break/><text:span text:style-name="T2"> <text:s text:c="7"/></text:span><text:span text:style-name="T3">Assert.</text:span><text:span text:style-name="T4">assertNotNull</text:span><text:span text:style-name="T3">(oAuth2AuthorizeRespDTO.getAuthorizationCode()</text:span><text:span text:style-name="T2">, </text:span><text:span text:style-name="T7">"Authorization code obtained when " </text:span><text:span text:style-name="T3">+</text:span><text:line-break/><text:span text:style-name="T3"> <text:s text:c="15"/></text:span><text:span text:style-name="T7">"response type is CODE"</text:span><text:span text:style-name="T3">)</text:span><text:span text:style-name="T2">;</text:span><text:line-break/><text:span text:style-name="T2"> <text:s text:c="3"/></text:span><text:span text:style-name="T3">}</text:span><text:line-break/><text:line-break/><text:line-break/><text:span text:style-name="T1">// <text:s text:c="3"/>@Test(dataProvider = "IdpIDColumnAvailabilityDataProvider")</text:span><text:line-break/><text:span text:style-name="T1">// <text:s text:c="3"/>public void testIssue1(boolean isIDPIdColumnEnabled) throws Exception {</text:span><text:line-break/><text:span text:style-name="T1">//</text:span><text:line-break/><text:span text:style-name="T1">// <text:s text:c="7"/>OAuth2ServiceComponentHolder.setIDPIdColumnEnabled(isIDPIdColumnEnabled);</text:span><text:line-break/><text:span text:style-name="T1">// <text:s text:c="7"/>OAuthAppDO oAuthAppDO = new OAuthAppDO();</text:span><text:line-break/><text:span text:style-name="T1">// <text:s text:c="7"/>oAuthAppDO.setGrantTypes("implicit");</text:span><text:line-break/><text:span text:style-name="T1">// <text:s text:c="7"/>oAuthAppDO.setOauthConsumerKey(TEST_CONSUMER_KEY);</text:span><text:line-break/><text:span text:style-name="T1">// <text:s text:c="7"/>oAuthAppDO.setState("active");</text:span><text:line-break/><text:span text:style-name="T1">// <text:s text:c="7"/>AuthenticatedUser user = new AuthenticatedUser();</text:span><text:line-break/><text:span text:style-name="T1">// <text:s text:c="7"/>user.setUserStoreDomain("PRIMARY");</text:span><text:line-break/><text:span text:style-name="T1">// <text:s text:c="7"/>user.setUserName("testUser");</text:span><text:line-break/><text:span text:style-name="T1">// <text:s text:c="7"/>user.setFederatedIdPName(TestConstants.LOCAL_IDP);</text:span><text:line-break/><text:span text:style-name="T1">//</text:span><text:line-break/><text:span text:style-name="T1">// <text:s text:c="7"/>oAuthAppDO.setUser(user);</text:span><text:line-break/><text:span text:style-name="T1">// <text:s text:c="7"/>oAuthAppDO.setApplicationName("testApp");</text:span><text:line-break/><text:span text:style-name="T1">//</text:span><text:line-break/><text:span text:style-name="T1">// <text:s text:c="7"/>AppInfoCache appInfoCache = AppInfoCache.getInstance();</text:span><text:line-break/><text:span text:style-name="T1">// <text:s text:c="7"/>appInfoCache.addToCache(TEST_CONSUMER_KEY, oAuthAppDO);</text:span><text:line-break/><text:soft-page-break/><text:span text:style-name="T1">//</text:span><text:line-break/><text:span text:style-name="T1">// <text:s text:c="7"/>HybridResponseTypeHandler hybridResponseTypeHandler = new HybridResponseTypeHandler();</text:span><text:line-break/><text:span text:style-name="T1">// <text:s text:c="7"/>hybridResponseTypeHandler.init();</text:span><text:line-break/><text:span text:style-name="T1">//</text:span><text:line-break/><text:span text:style-name="T1">// <text:s text:c="7"/>authorizationReqDTO.setResponseType(OAuthConstants.GrantTypes.TOKEN);</text:span><text:line-break/><text:span text:style-name="T1">// <text:s text:c="7"/>authAuthzReqMessageContext</text:span><text:line-break/><text:span text:style-name="T1">// <text:s text:c="15"/>= new OAuthAuthzReqMessageContext(authorizationReqDTO);</text:span><text:line-break/><text:span text:style-name="T1">// <text:s text:c="7"/>authAuthzReqMessageContext</text:span><text:line-break/><text:span text:style-name="T1">// <text:s text:c="15"/>.setApprovedScope(new String[]{"scope1", "scope2", OAuthConstants.Scope.OPENID});</text:span><text:line-break/><text:span text:style-name="T1">//</text:span><text:line-break/><text:span text:style-name="T1">// <text:s text:c="7"/>mockStatic(OAuth2TokenUtil.class);</text:span><text:line-break/><text:span text:style-name="T1">//</text:span><text:line-break/><text:span text:style-name="T1">// <text:s text:c="7"/>doNothing().when(OAuth2TokenUtil.class);</text:span><text:line-break/><text:span text:style-name="T1">//</text:span><text:line-break/><text:span text:style-name="T1">// <text:s text:c="7"/>OAuth2AuthorizeRespDTO oAuth2AuthorizeRespDTO =</text:span><text:line-break/><text:span text:style-name="T1">// <text:s text:c="15"/>hybridResponseTypeHandler.issue(authAuthzReqMessageContext);</text:span><text:line-break/><text:span text:style-name="T1">//</text:span><text:line-break/><text:span text:style-name="T1">// <text:s text:c="7"/>Assert.assertNotNull(oAuth2AuthorizeRespDTO.getAuthorizationCode(), "Authorization code obtained when " +</text:span><text:line-break/><text:span text:style-name="T1">// <text:s text:c="15"/>"response type is CODE");</text:span><text:line-break/><text:span text:style-name="T1">// <text:s text:c="3"/>}</text:span><text:line-break/><text:span text:style-name="T3">}</text:span><text:line-break/></text:p>
      <text:p text:style-name="Standard"><text:bookmark-end text:name="__DdeLink__1344_107030102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12:33:15.997481733</meta:creation-date>
    <dc:date>2021-04-20T12:33:51.615340636</dc:date>
    <meta:editing-duration>PT36S</meta:editing-duration>
    <meta:editing-cycles>1</meta:editing-cycles>
    <meta:document-statistic meta:table-count="0" meta:image-count="0" meta:object-count="0" meta:page-count="4" meta:paragraph-count="1" meta:word-count="501" meta:character-count="7898" meta:non-whitespace-character-count="6632"/>
    <meta:generator>LibreOffice/6.4.6.2$Linux_X86_64 LibreOffice_project/40$Build-2</meta:generator>
  </office:meta>
</office:document-meta>
</file>